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d25" officeooo:paragraph-rsid="000cfd25"/>
    </style:style>
    <style:style style:name="P2" style:family="paragraph" style:parent-style-name="Standard">
      <style:text-properties officeooo:rsid="000cfd25" officeooo:paragraph-rsid="000cfd25"/>
    </style:style>
    <style:style style:name="P3" style:family="paragraph" style:parent-style-name="Standard">
      <style:text-properties officeooo:rsid="000d42b0" officeooo:paragraph-rsid="000d42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</text:p>
      <text:p text:style-name="P1"/>
      <text:p text:style-name="P1"/>
      <text:p text:style-name="P1">Install to lib ssl -dev</text:p>
      <text:p text:style-name="P1">#include &lt;openssl/hmac.h&gt;</text:p>
      <text:p text:style-name="P1">#include &lt;openssl/md5.h&gt;</text:p>
      <text:p text:style-name="P1"/>
      <text:p text:style-name="P1">kai sto compile exw -lssl -lcrypto</text:p>
      <text:p text:style-name="P1"/>
      <text:p text:style-name="P1"/>
      <text:p text:style-name="P1"/>
      <text:p text:style-name="P3">gia simaforous xrisimopoiw system 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5:03:08.717326627</meta:creation-date>
    <dc:date>2019-08-27T13:28:01.157844189</dc:date>
    <meta:editing-duration>PT1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21" meta:character-count="147" meta:non-whitespace-character-count="132"/>
  </office:meta>
</office:document-meta>
</file>